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text-properties officeooo:paragraph-rsid="00132185"/>
    </style:style>
    <style:style style:name="P2" style:family="paragraph" style:parent-style-name="Heading_20_2">
      <style:text-properties officeooo:paragraph-rsid="00132185"/>
    </style:style>
    <style:style style:name="P3" style:family="paragraph" style:parent-style-name="Heading_20_3">
      <style:text-properties officeooo:paragraph-rsid="00132185"/>
    </style:style>
    <style:style style:name="P4" style:family="paragraph" style:parent-style-name="Horizontal_20_Line">
      <style:text-properties fo:font-size="16pt" officeooo:paragraph-rsid="00132185" style:font-size-asian="16pt" style:font-size-complex="16pt"/>
    </style:style>
    <style:style style:name="P5" style:family="paragraph" style:parent-style-name="Text_20_body" style:list-style-name="L2">
      <style:text-properties fo:font-size="16pt" officeooo:paragraph-rsid="00132185" style:font-size-asian="16pt" style:font-size-complex="16pt"/>
    </style:style>
    <style:style style:name="P6" style:family="paragraph" style:parent-style-name="Text_20_body" style:list-style-name="L10">
      <style:text-properties fo:font-size="16pt" officeooo:paragraph-rsid="00132185" style:font-size-asian="16pt" style:font-size-complex="16pt"/>
    </style:style>
    <style:style style:name="P7" style:family="paragraph" style:parent-style-name="Text_20_body" style:list-style-name="L12">
      <style:text-properties fo:font-size="16pt" officeooo:paragraph-rsid="00132185" style:font-size-asian="16pt" style:font-size-complex="16pt"/>
    </style:style>
    <style:style style:name="P8" style:family="paragraph" style:parent-style-name="Text_20_body" style:list-style-name="L13">
      <style:text-properties fo:font-size="16pt" officeooo:paragraph-rsid="00132185" style:font-size-asian="16pt" style:font-size-complex="16pt"/>
    </style:style>
    <style:style style:name="P9" style:family="paragraph" style:parent-style-name="Text_20_body" style:list-style-name="L14">
      <style:text-properties fo:font-size="16pt" officeooo:paragraph-rsid="00132185" style:font-size-asian="16pt" style:font-size-complex="16pt"/>
    </style:style>
    <style:style style:name="P10" style:family="paragraph" style:parent-style-name="Text_20_body" style:list-style-name="L15">
      <style:text-properties fo:font-size="16pt" officeooo:paragraph-rsid="00132185" style:font-size-asian="16pt" style:font-size-complex="16pt"/>
    </style:style>
    <style:style style:name="P11" style:family="paragraph" style:parent-style-name="Text_20_body" style:list-style-name="L16">
      <style:text-properties fo:font-size="16pt" officeooo:paragraph-rsid="00132185" style:font-size-asian="16pt" style:font-size-complex="16pt"/>
    </style:style>
    <style:style style:name="P12" style:family="paragraph" style:parent-style-name="Text_20_body" style:list-style-name="L17">
      <style:text-properties fo:font-size="16pt" officeooo:paragraph-rsid="00132185" style:font-size-asian="16pt" style:font-size-complex="16pt"/>
    </style:style>
    <style:style style:name="P13" style:family="paragraph" style:parent-style-name="Text_20_body">
      <style:text-properties fo:font-size="16pt" officeooo:paragraph-rsid="00132185" style:font-size-asian="16pt" style:font-size-complex="16pt"/>
    </style:style>
    <style:style style:name="P14" style:family="paragraph" style:parent-style-name="Text_20_body" style:list-style-name="L11">
      <style:text-properties officeooo:paragraph-rsid="00132185"/>
    </style:style>
    <style:style style:name="T1" style:family="text">
      <style:text-properties fo:font-size="16pt" style:font-size-asian="16pt" style:font-size-complex="16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Whitepaper: Strengthening API Security with BlueRock Security’s Zero‑Trust Platform</text:span></text:span></text:h>
      <text:h text:style-name="P2" text:outline-level="2"><text:span text:style-name="Strong_20_Emphasis"><text:span text:style-name="T1">Executive Summary</text:span></text:span></text:h>
      <text:p text:style-name="P13">APIs have become the backbone of modern digital ecosystems—powering mobile apps, cloud services, microservices, and third‑party integrations. However, as API usage grows, so do API‑based cyberattacks. Traditional perimeter security cannot protect dynamic, interconnected API environments. Enterprises require a new security model that provides full visibility, continuous authentication, and proactive threat detection.</text:p>
      <text:p text:style-name="P13">BlueRock Security delivers a Zero‑Trust API Protection Platform designed to secure every API interaction across cloud, mobile, and web applications. By combining continuous monitoring, AI‑driven threat detection, and fine‑grained access control, BlueRock enables organizations to stop API abuse, prevent fraud, and maintain regulatory compliance.</text:p>
      <text:p text:style-name="P4"/>
      <text:h text:style-name="P2" text:outline-level="2"><text:span text:style-name="Strong_20_Emphasis"><text:span text:style-name="T1">1. The API Security Problem</text:span></text:span></text:h>
      <text:p text:style-name="P13">APIs expose sensitive data and business logic to the outside world. As enterprises accelerate digital transformation, API complexity increases, creating new attack vectors.</text:p>
      <text:h text:style-name="P3" text:outline-level="3"><text:span text:style-name="Strong_20_Emphasis"><text:span text:style-name="T1">Key Challenges:</text:span></text:span></text:h>
      <text:list text:style-name="L2">
        <text:list-item>
          <text:p text:style-name="P5">Lack of visibility into shadow or unmanaged APIs</text:p>
        </text:list-item>
        <text:list-item>
          <text:p text:style-name="P5">Weak authentication and session handling</text:p>
        </text:list-item>
        <text:list-item>
          <text:p text:style-name="P5">Injection attacks and business logic abuse</text:p>
        </text:list-item>
        <text:list-item>
          <text:p text:style-name="P5">Insufficient rate‑limiting and traffic inspection</text:p>
        </text:list-item>
        <text:list-item>
          <text:p text:style-name="P5">Misconfigurations in multi‑cloud environments</text:p>
        </text:list-item>
        <text:list-item>
          <text:p text:style-name="P5">Compliance risks (GDPR, PCI‑DSS, SOC2)</text:p>
        </text:list-item>
      </text:list>
      <text:p text:style-name="P13"><text:soft-page-break/>Nearly 74% of organizations experienced an API security incident in the last 12 months. Attackers increasingly exploit API logic, not just code vulnerabilities.</text:p>
      <text:p text:style-name="P4"/>
      <text:h text:style-name="P2" text:outline-level="2"><text:span text:style-name="Strong_20_Emphasis"><text:span text:style-name="T1">2. Why Traditional Security Falls Short</text:span></text:span></text:h>
      <text:p text:style-name="P13">Existing tools such as WAFs and API gateways provide limited protection:</text:p>
      <text:h text:style-name="P3" text:outline-level="3"><text:span text:style-name="Strong_20_Emphasis"><text:span text:style-name="T1">Limitations:</text:span></text:span></text:h>
      <text:list text:style-name="L10">
        <text:list-item>
          <text:p text:style-name="P6">Gateways do not detect business‑logic abuse</text:p>
        </text:list-item>
        <text:list-item>
          <text:p text:style-name="P6">WAFs rely heavily on signatures and miss zero‑day threats</text:p>
        </text:list-item>
        <text:list-item>
          <text:p text:style-name="P6">Manual API inventory creation leads to blind spots</text:p>
        </text:list-item>
        <text:list-item>
          <text:p text:style-name="P6">Lack of behavioral analytics</text:p>
        </text:list-item>
        <text:list-item>
          <text:p text:style-name="P6">No continuous, context‑aware authentication</text:p>
        </text:list-item>
      </text:list>
      <text:p text:style-name="P13">Organizations need an intelligent, automated platform that protects APIs throughout the lifecycle—from design to runtime.</text:p>
      <text:p text:style-name="P4"/>
      <text:h text:style-name="P2" text:outline-level="2"><text:span text:style-name="Strong_20_Emphasis"><text:span text:style-name="T1">3. BlueRock Security’s Zero‑Trust API Protection Platform</text:span></text:span></text:h>
      <text:p text:style-name="P13">BlueRock secures APIs with a holistic, identity‑centric, and behavior‑driven approach.</text:p>
      <text:h text:style-name="P3" text:outline-level="3"><text:span text:style-name="Strong_20_Emphasis"><text:span text:style-name="T1">Platform Pillars:</text:span></text:span></text:h>
      <text:list text:style-name="L11">
        <text:list-item>
          <text:p text:style-name="P14"><text:span text:style-name="Strong_20_Emphasis"><text:span text:style-name="T1">API Discovery &amp; Inventory</text:span></text:span><text:span text:style-name="T1"> – Automatically identifies all APIs, including shadow and legacy endpoints.</text:span></text:p>
        </text:list-item>
        <text:list-item>
          <text:p text:style-name="P14"><text:span text:style-name="Strong_20_Emphasis"><text:span text:style-name="T1">Zero‑Trust Identity Enforcement</text:span></text:span><text:span text:style-name="T1"> – Validates every request using user, device, and behavioral context.</text:span></text:p>
        </text:list-item>
        <text:list-item>
          <text:p text:style-name="P14"><text:span text:style-name="Strong_20_Emphasis"><text:span text:style-name="T1">AI‑Driven Threat Detection</text:span></text:span><text:span text:style-name="T1"> – Uses machine learning to detect anomalies and prevent logic abuse.</text:span></text:p>
        </text:list-item>
        <text:list-item>
          <text:p text:style-name="P14"><text:span text:style-name="Strong_20_Emphasis"><text:span text:style-name="T1">Continuous Monitoring</text:span></text:span><text:span text:style-name="T1"> – Real‑time observability into API performance, traffic, and security posture.</text:span></text:p>
        </text:list-item>
        <text:list-item>
          <text:p text:style-name="P14"><text:soft-page-break/><text:span text:style-name="Strong_20_Emphasis"><text:span text:style-name="T1">Policy Automation</text:span></text:span><text:span text:style-name="T1"> – Enforces adaptive access control and rate‑limiting.</text:span></text:p>
        </text:list-item>
      </text:list>
      <text:p text:style-name="P4"/>
      <text:h text:style-name="P2" text:outline-level="2"><text:span text:style-name="Strong_20_Emphasis"><text:span text:style-name="T1">4. How the Platform Works</text:span></text:span></text:h>
      <text:h text:style-name="P3" text:outline-level="3"><text:span text:style-name="Strong_20_Emphasis"><text:span text:style-name="T1">4.1 Architecture Overview</text:span></text:span></text:h>
      <text:p text:style-name="P13">The platform includes:</text:p>
      <text:list text:style-name="L12">
        <text:list-item>
          <text:p text:style-name="P7">Ingestion layer for API traffic</text:p>
        </text:list-item>
        <text:list-item>
          <text:p text:style-name="P7">ML analytics engine</text:p>
        </text:list-item>
        <text:list-item>
          <text:p text:style-name="P7">Policy decision point (PDP)</text:p>
        </text:list-item>
        <text:list-item>
          <text:p text:style-name="P7">Runtime enforcement layer</text:p>
        </text:list-item>
        <text:list-item>
          <text:p text:style-name="P7">Dashboard for security teams</text:p>
        </text:list-item>
      </text:list>
      <text:h text:style-name="P3" text:outline-level="3"><text:span text:style-name="Strong_20_Emphasis"><text:span text:style-name="T1">4.2 Data Flow</text:span></text:span></text:h>
      <text:list text:style-name="L13">
        <text:list-item>
          <text:p text:style-name="P8">BlueRock ingests API traffic via sidecar, gateway integration, or agentless sensors.</text:p>
        </text:list-item>
        <text:list-item>
          <text:p text:style-name="P8">The ML engine profiles normal behavior for each API.</text:p>
        </text:list-item>
        <text:list-item>
          <text:p text:style-name="P8">Request context (user identity, device, location, payload) is evaluated.</text:p>
        </text:list-item>
        <text:list-item>
          <text:p text:style-name="P8">Policies are enforced in real time.</text:p>
        </text:list-item>
        <text:list-item>
          <text:p text:style-name="P8">Alerts, anomalies, and metrics are displayed on a unified dashboard.</text:p>
        </text:list-item>
      </text:list>
      <text:p text:style-name="P4"/>
      <text:h text:style-name="P2" text:outline-level="2"><text:span text:style-name="Strong_20_Emphasis"><text:span text:style-name="T1">5. Use Cases</text:span></text:span></text:h>
      <text:h text:style-name="P3" text:outline-level="3"><text:span text:style-name="Strong_20_Emphasis"><text:span text:style-name="T1">Fraud Prevention</text:span></text:span></text:h>
      <text:p text:style-name="P13">Detect anomalous API usage patterns that indicate account takeover or bot‑driven fraud.</text:p>
      <text:h text:style-name="P3" text:outline-level="3"><text:soft-page-break/><text:span text:style-name="Strong_20_Emphasis"><text:span text:style-name="T1">Compliance &amp; Governance</text:span></text:span></text:h>
      <text:p text:style-name="P13">Map API traffic flows and enforce data‑handling policies automatically.</text:p>
      <text:h text:style-name="P3" text:outline-level="3"><text:span text:style-name="Strong_20_Emphasis"><text:span text:style-name="T1">Threat Detection &amp; Response</text:span></text:span></text:h>
      <text:p text:style-name="P13">Identify zero‑day attacks through behavioral modeling.</text:p>
      <text:h text:style-name="P3" text:outline-level="3"><text:span text:style-name="Strong_20_Emphasis"><text:span text:style-name="T1">Secure Digital Transformation</text:span></text:span></text:h>
      <text:p text:style-name="P13">Protect microservices, cloud APIs, and third‑party integrations.</text:p>
      <text:p text:style-name="P4"/>
      <text:h text:style-name="P2" text:outline-level="2"><text:span text:style-name="Strong_20_Emphasis"><text:span text:style-name="T1">6. Benefits &amp; ROI</text:span></text:span></text:h>
      <text:h text:style-name="P3" text:outline-level="3"><text:span text:style-name="Strong_20_Emphasis"><text:span text:style-name="T1">Security Benefits:</text:span></text:span></text:h>
      <text:list text:style-name="L14">
        <text:list-item>
          <text:p text:style-name="P9">100% API visibility</text:p>
        </text:list-item>
        <text:list-item>
          <text:p text:style-name="P9">Prevents zero‑day and logic‑based attacks</text:p>
        </text:list-item>
        <text:list-item>
          <text:p text:style-name="P9">Reduces attack surface</text:p>
        </text:list-item>
        <text:list-item>
          <text:p text:style-name="P9">Strong identity validation for every request</text:p>
        </text:list-item>
      </text:list>
      <text:h text:style-name="P3" text:outline-level="3"><text:span text:style-name="Strong_20_Emphasis"><text:span text:style-name="T1">Business Benefits:</text:span></text:span></text:h>
      <text:list text:style-name="L15">
        <text:list-item>
          <text:p text:style-name="P10">Faster incident response</text:p>
        </text:list-item>
        <text:list-item>
          <text:p text:style-name="P10">Reduced fraud losses</text:p>
        </text:list-item>
        <text:list-item>
          <text:p text:style-name="P10">Lower compliance overhead</text:p>
        </text:list-item>
        <text:list-item>
          <text:p text:style-name="P10">Better customer trust and reliability</text:p>
        </text:list-item>
      </text:list>
      <text:h text:style-name="P3" text:outline-level="3"><text:span text:style-name="Strong_20_Emphasis"><text:span text:style-name="T1">ROI Highlights:</text:span></text:span></text:h>
      <text:list text:style-name="L16">
        <text:list-item>
          <text:p text:style-name="P11">40–60% reduction in manual security overhead</text:p>
        </text:list-item>
        <text:list-item>
          <text:p text:style-name="P11">2× faster detection of anomalies</text:p>
        </text:list-item>
        <text:list-item>
          <text:p text:style-name="P11">Up to 80% reduction in shadow APIs</text:p>
        </text:list-item>
      </text:list>
      <text:p text:style-name="P4"/>
      <text:h text:style-name="P2" text:outline-level="2"><text:soft-page-break/><text:span text:style-name="Strong_20_Emphasis"><text:span text:style-name="T1">7. Conclusion</text:span></text:span></text:h>
      <text:p text:style-name="P13">APIs are the driving force of modern digital business—but they also introduce critical security risks. BlueRock Security’s Zero‑Trust API Platform provides complete visibility, real‑time threat intelligence, and identity‑centric protection that modern enterprises require.</text:p>
      <text:p text:style-name="P13">By shifting from perimeter‑based defenses to a continuous verification model, organizations can eliminate blind spots, safeguard sensitive data, and accelerate innovation.</text:p>
      <text:p text:style-name="P4"/>
      <text:h text:style-name="P2" text:outline-level="2"><text:span text:style-name="Strong_20_Emphasis"><text:span text:style-name="T1">Appendix: Optional Sections</text:span></text:span></text:h>
      <text:list text:style-name="L17">
        <text:list-item>
          <text:p text:style-name="P12">Implementation Guide</text:p>
        </text:list-item>
        <text:list-item>
          <text:p text:style-name="P12">Supported Integrations</text:p>
        </text:list-item>
        <text:list-item>
          <text:p text:style-name="P12">Sample Security Policies</text:p>
        </text:list-item>
        <text:list-item>
          <text:p text:style-name="P12">Glossary of API Security Term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12:01:35.926350797</meta:creation-date>
    <dc:date>2025-11-18T12:01:58.520043819</dc:date>
    <meta:editing-duration>PT24S</meta:editing-duration>
    <meta:editing-cycles>1</meta:editing-cycles>
    <meta:document-statistic meta:table-count="0" meta:image-count="0" meta:object-count="0" meta:page-count="5" meta:paragraph-count="77" meta:word-count="634" meta:character-count="4543" meta:non-whitespace-character-count="4026"/>
    <meta:generator>LibreOffice/24.2.7.2$Linux_X86_64 LibreOffice_project/420$Build-2</meta:generator>
  </office:meta>
</office:document-meta>
</file>